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B00000186907D425A.png" manifest:media-type="image/png"/>
  <manifest:file-entry manifest:full-path="Pictures/100002010000018100000154A353255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5b921" officeooo:paragraph-rsid="0026d5e9"/>
    </style:style>
    <style:style style:name="P2" style:family="paragraph" style:parent-style-name="Standard">
      <style:text-properties officeooo:rsid="001e169b" officeooo:paragraph-rsid="001e169b"/>
    </style:style>
    <style:style style:name="P3" style:family="paragraph" style:parent-style-name="Heading_20_2">
      <style:text-properties officeooo:rsid="003d83ad" officeooo:paragraph-rsid="003d83ad"/>
    </style:style>
    <style:style style:name="P4" style:family="paragraph" style:parent-style-name="Text_20_body">
      <style:text-properties officeooo:rsid="00315393" officeooo:paragraph-rsid="00315393"/>
    </style:style>
    <style:style style:name="P5" style:family="paragraph" style:parent-style-name="Text_20_body">
      <style:text-properties officeooo:rsid="00386acc" officeooo:paragraph-rsid="00386acc"/>
    </style:style>
    <style:style style:name="P6" style:family="paragraph" style:parent-style-name="Text_20_body">
      <style:text-properties officeooo:rsid="003a3485" officeooo:paragraph-rsid="003a3485"/>
    </style:style>
    <style:style style:name="P7" style:family="paragraph" style:parent-style-name="Text_20_body">
      <style:text-properties officeooo:paragraph-rsid="003d83ad"/>
    </style:style>
    <style:style style:name="P8" style:family="paragraph" style:parent-style-name="Text_20_body">
      <style:text-properties officeooo:rsid="003de57d" officeooo:paragraph-rsid="003de57d"/>
    </style:style>
    <style:style style:name="P9" style:family="paragraph" style:parent-style-name="Text_20_body">
      <style:text-properties officeooo:rsid="003e34c6" officeooo:paragraph-rsid="003e34c6"/>
    </style:style>
    <style:style style:name="P10" style:family="paragraph" style:parent-style-name="Text_20_body">
      <style:text-properties officeooo:rsid="003ecdc8" officeooo:paragraph-rsid="003ecdc8"/>
    </style:style>
    <style:style style:name="P11" style:family="paragraph" style:parent-style-name="Text_20_body">
      <style:text-properties officeooo:rsid="003fbfc4" officeooo:paragraph-rsid="003fbfc4"/>
    </style:style>
    <style:style style:name="P12" style:family="paragraph" style:parent-style-name="Text_20_body">
      <style:text-properties officeooo:rsid="0040dedf" officeooo:paragraph-rsid="0040dedf"/>
    </style:style>
    <style:style style:name="P13" style:family="paragraph" style:parent-style-name="Heading_20_1">
      <style:text-properties officeooo:paragraph-rsid="0040dedf"/>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a707"/>
    </style:style>
    <style:style style:name="T2" style:family="text">
      <style:text-properties officeooo:rsid="001e89b6"/>
    </style:style>
    <style:style style:name="T3" style:family="text">
      <style:text-properties officeooo:rsid="0020dfb9"/>
    </style:style>
    <style:style style:name="T4" style:family="text">
      <style:text-properties officeooo:rsid="0022599c"/>
    </style:style>
    <style:style style:name="T5" style:family="text">
      <style:text-properties fo:font-style="italic" style:font-style-asian="italic" style:font-style-complex="italic"/>
    </style:style>
    <style:style style:name="T6" style:family="text">
      <style:text-properties fo:font-style="italic" officeooo:rsid="0026d5e9"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normal" officeooo:rsid="00315393" style:font-style-asian="italic" style:font-weight-asian="normal" style:font-style-complex="italic" style:font-weight-complex="normal"/>
    </style:style>
    <style:style style:name="T9" style:family="text">
      <style:text-properties fo:font-style="normal" officeooo:rsid="0026d5e9" style:font-style-asian="normal" style:font-style-complex="normal"/>
    </style:style>
    <style:style style:name="T10" style:family="text">
      <style:text-properties fo:font-style="normal" officeooo:rsid="00304d8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officeooo:rsid="00315393" style:font-style-asian="normal" style:font-weight-asian="normal" style:font-style-complex="normal" style:font-weight-complex="normal"/>
    </style:style>
    <style:style style:name="T13" style:family="text">
      <style:text-properties officeooo:rsid="0023d60f"/>
    </style:style>
    <style:style style:name="T14" style:family="text">
      <style:text-properties officeooo:rsid="0025b921"/>
    </style:style>
    <style:style style:name="T15" style:family="text">
      <style:text-properties officeooo:rsid="0026d5e9"/>
    </style:style>
    <style:style style:name="T16" style:family="text">
      <style:text-properties officeooo:rsid="00304d82"/>
    </style:style>
    <style:style style:name="T17" style:family="text">
      <style:text-properties officeooo:rsid="0032bd35"/>
    </style:style>
    <style:style style:name="T18" style:family="text">
      <style:text-properties officeooo:rsid="0033a341"/>
    </style:style>
    <style:style style:name="T19" style:family="text">
      <style:text-properties officeooo:rsid="00355a62"/>
    </style:style>
    <style:style style:name="T20" style:family="text">
      <style:text-properties officeooo:rsid="003a3485"/>
    </style:style>
    <style:style style:name="T21" style:family="text">
      <style:text-properties style:font-name="Courier 10 Pitch"/>
    </style:style>
    <style:style style:name="T22" style:family="text">
      <style:text-properties style:font-name="Courier 10 Pitch" officeooo:rsid="001e89b6"/>
    </style:style>
    <style:style style:name="T23" style:family="text">
      <style:text-properties style:font-name="Courier 10 Pitch" officeooo:rsid="0026d5e9"/>
    </style:style>
    <style:style style:name="T24" style:family="text">
      <style:text-properties style:font-name="Courier 10 Pitch" fo:font-style="normal" style:text-underline-style="none" officeooo:rsid="0025b921" style:font-style-asian="normal" style:font-style-complex="normal"/>
    </style:style>
    <style:style style:name="T25" style:family="text">
      <style:text-properties style:font-name="Courier 10 Pitch" officeooo:rsid="0023d60f"/>
    </style:style>
    <style:style style:name="T26" style:family="text">
      <style:text-properties style:font-name="Courier 10 Pitch" officeooo:rsid="0025b921"/>
    </style:style>
    <style:style style:name="T27" style:family="text">
      <style:text-properties style:font-name="Courier 10 Pitch" officeooo:rsid="003e34c6"/>
    </style:style>
    <style:style style:name="T28" style:family="text">
      <style:text-properties style:font-name="Courier 10 Pitch" officeooo:rsid="00400eaa"/>
    </style:style>
    <style:style style:name="T29" style:family="text">
      <style:text-properties style:font-name="Courier 10 Pitch" officeooo:rsid="0040dedf"/>
    </style:style>
    <style:style style:name="T30" style:family="text">
      <style:text-properties style:font-name="Courier 10 Pitch" officeooo:rsid="001ca707"/>
    </style:style>
    <style:style style:name="T31" style:family="text">
      <style:text-properties officeooo:rsid="003d83ad"/>
    </style:style>
    <style:style style:name="T32" style:family="text">
      <style:text-properties officeooo:rsid="003e34c6"/>
    </style:style>
    <style:style style:name="T33" style:family="text">
      <style:text-properties officeooo:rsid="00400eaa"/>
    </style:style>
    <style:style style:name="T34" style:family="text">
      <style:text-properties officeooo:rsid="0040475c"/>
    </style:style>
    <style:style style:name="T35" style:family="text">
      <style:text-properties officeooo:rsid="0040de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ign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583_235547973" text:style-name="Index_20_Link" text:visited-style-name="Index_20_Link">System Flow Control<text:tab/>1</text:a></text:p>
          <text:p text:style-name="P15"><text:a xlink:type="simple" xlink:href="#__RefHeading__585_235547973" text:style-name="Index_20_Link" text:visited-style-name="Index_20_Link">Data Structures<text:tab/>2</text:a></text:p>
          <text:p text:style-name="P14"><text:a xlink:type="simple" xlink:href="#__RefHeading__705_235547973" text:style-name="Index_20_Link" text:visited-style-name="Index_20_Link">cracker.asm<text:tab/>2</text:a></text:p>
          <text:p text:style-name="P14"><text:a xlink:type="simple" xlink:href="#__RefHeading__707_235547973" text:style-name="Index_20_Link" text:visited-style-name="Index_20_Link">Modules<text:tab/>2</text:a></text:p>
          <text:p text:style-name="P15"><text:a xlink:type="simple" xlink:href="#__RefHeading__587_235547973" text:style-name="Index_20_Link" text:visited-style-name="Index_20_Link">Algorithms<text:tab/>3</text:a></text:p>
          <text:p text:style-name="P14"><text:a xlink:type="simple" xlink:href="#__RefHeading__719_235547973" text:style-name="Index_20_Link" text:visited-style-name="Index_20_Link">cracker.asm<text:tab/>3</text:a></text:p>
          <text:p text:style-name="P14"><text:a xlink:type="simple" xlink:href="#__RefHeading__721_235547973" text:style-name="Index_20_Link" text:visited-style-name="Index_20_Link">Modules<text:tab/>3</text:a></text:p>
          <text:p text:style-name="P15"><text:a xlink:type="simple" xlink:href="#__RefHeading__589_235547973" text:style-name="Index_20_Link" text:visited-style-name="Index_20_Link">Modules<text:tab/>4</text:a></text:p>
        </text:index-body>
      </text:table-of-content>
      <text:h text:style-name="P13" text:outline-level="1"><text:bookmark-start text:name="__RefHeading__583_235547973"/>System Flow Control<text:bookmark-end text:name="__RefHeading__583_235547973"/></text:h>
      <text:p text:style-name="Text_20_body">The safe cracker is split into a main file, <text:span text:style-name="T29">c</text:span><text:span text:style-name="T21">racker.</text:span><text:span text:style-name="T22">asm</text:span>, and helper files which provide functions, macros <text:span text:style-name="T3">and interrupt service routines</text:span> to interact with the AVR board's inputs and outputs. The helper files are described in the 'Modules' section.</text:p>
      <text:p text:style-name="Text_20_body">The main file, <text:span text:style-name="T30">cracker.asm</text:span> implements the flow of game.</text:p>
      <text:p text:style-name="Text_20_body"><draw:frame draw:style-name="fr1" draw:name="Image1" text:anchor-type="paragraph" svg:x="-0.72cm" svg:y="-0.041cm" svg:width="10.186cm" svg:height="8.996cm" draw:z-index="0"><draw:image xlink:href="Pictures/100002010000018100000154A353255F.png" xlink:type="simple" xlink:show="embed" xlink:actuate="onLoad"/></draw:frame>T<text:span text:style-name="T19">he game is initialised by the reset interrupt service routine. It then enters the main loop which does nothing but wait for interrupts. Interrupts are shown in the diagram with double ended arrows representing the interrupt and return from interrupt.</text:span></text:p>
      <text:p text:style-name="P5">The interrupt service routine which implements the overall game flow is ovf0handler, the interrupt <text:span text:style-name="T20">service routine </text:span>for the timer 0 overflow interrupt. It executes different sections of code based on the current stage of the game. When the game is over, or if push-button 0 is pushed, it calls restart to restart the game. Otherwise it returns from interrupt to main.</text:p>
      <text:p text:style-name="P6">ov1handler and oc1ahandler are interrupt service routines for timer 1 overflow and timer 1 compare match interrupts respectively. These are used to implement LCD fading.</text:p>
      <text:p text:style-name="P6">pot_handler is the interrupt service routine for the ADC read complete interrupt, used to implement reading from the potentiometer.</text:p>
      <text:p text:style-name="P6"><text:bookmark-start text:name="__RefHeading__585_2355479732"/><text:bookmark-start text:name="__RefHeading__585_2355479731"/>ovf0handler implements the game flow by executing different sections of code based on the stage of the game. The game flow is simply as described by the project specifications.<text:bookmark-end text:name="__RefHeading__585_2355479732"/><text:bookmark-end text:name="__RefHeading__585_2355479731"/></text:p>
      <text:p text:style-name="P6"><draw:frame draw:style-name="fr2" draw:name="Image2" text:anchor-type="paragraph" svg:width="15.531cm" svg:height="10.319cm" draw:z-index="1"><draw:image xlink:href="Pictures/100002010000024B00000186907D425A.png" xlink:type="simple" xlink:show="embed" xlink:actuate="onLoad"/></draw:frame><text:soft-page-break/></text:p>
      <text:h text:style-name="Heading_20_1" text:outline-level="1"><text:bookmark-start text:name="__RefHeading__585_235547973"/>Data Structures<text:bookmark-end text:name="__RefHeading__585_235547973"/></text:h>
      <text:p text:style-name="P1"><text:span text:style-name="T5">Bytes</text:span> are 8-bit integers. <text:span text:style-name="T5">Words</text:span> are 16-bit <text:span text:style-name="T15">(or 2-byte)</text:span> integers. <text:span text:style-name="T6">Characters</text:span><text:span text:style-name="T9"> are </text:span><text:span text:style-name="T10">(represented as, and can be considered as) </text:span><text:span text:style-name="T9">bytes. </text:span><text:span text:style-name="T8">Booleans</text:span><text:span text:style-name="T12"> are stored as bytes.</text:span></text:p>
      <text:p text:style-name="P2">Key presses and the difficulty level are represented as a character. Letters <text:span text:style-name="T16">in this case</text:span> are represented as capitals (eg the lowest difficulty is <text:span text:style-name="T21">'A'</text:span><text:span text:style-name="T16">)</text:span>.</text:p>
      <text:h text:style-name="Heading_20_2" text:outline-level="2"><text:bookmark-start text:name="__RefHeading__705_235547973"/>cracker.asm<text:bookmark-end text:name="__RefHeading__705_235547973"/></text:h>
      <text:h text:style-name="Heading_20_3" text:outline-level="3">Registers</text:h>
      <text:p text:style-name="P8"><text:span text:style-name="T21">timer0_parity</text:span> is <text:span text:style-name="T21">r1</text:span><text:span text:style-name="T27">1</text:span>, it flips between <text:span text:style-name="T21">1</text:span> and <text:span text:style-name="T21">0</text:span> on each timer 0 overflow interrupt. It is used to control the fade speed of the LCD.</text:p>
      <text:p text:style-name="P8"><text:span text:style-name="T21">fade_dir</text:span> is <text:span text:style-name="T32">r12, it</text:span> stores <text:span text:style-name="T21">-1</text:span>, <text:span text:style-name="T21">0</text:span> or <text:span text:style-name="T21">1</text:span> to control whether the LCD fades in or out.</text:p>
      <text:p text:style-name="P8"><text:span text:style-name="T21">lcd_brightness</text:span> <text:span text:style-name="T32">is </text:span><text:span text:style-name="T27">r13</text:span><text:span text:style-name="T32">, it stores the current LCD brightness from </text:span><text:span text:style-name="T27">0x00</text:span><text:span text:style-name="T32"> for off to </text:span><text:span text:style-name="T27">0xff</text:span><text:span text:style-name="T32"> for full brightness.</text:span></text:p>
      <text:p text:style-name="P9"><text:span text:style-name="T21">cur_code_char</text:span> is <text:span text:style-name="T21">r14</text:span>, it stores the index of the current character being entered in the enter_code stage.</text:p>
      <text:p text:style-name="P9"><text:span text:style-name="T21">game_iter</text:span> is <text:span text:style-name="T21">r15</text:span>, it stores how many rounds have been won/how many secret keys have been found.</text:p>
      <text:p text:style-name="P9"><text:span text:style-name="T21">tmp</text:span> is <text:span text:style-name="T21">r16</text:span>, it is used as a miscellaneous temporary variable.</text:p>
      <text:p text:style-name="P9"><text:span text:style-name="T21">do_display</text:span> is <text:span text:style-name="T21">r22</text:span>, it stores <text:span text:style-name="T21">1</text:span> if the display needs to be refreshed and <text:span text:style-name="T21">0</text:span> otherwise.</text:p>
      <text:p text:style-name="P9"><text:soft-page-break/><text:span text:style-name="T21">stage</text:span> is <text:span text:style-name="T21">r23</text:span>, it stores which stage the stage is at, the stages are defined as constant integer symbols.</text:p>
      <text:p text:style-name="P9"><text:span text:style-name="T21">tmp_wordl</text:span> is <text:span text:style-name="T21">r24</text:span> and <text:span text:style-name="T21">tmp_wordh</text:span> is <text:span text:style-name="T21">r25</text:span>, they are used as a miscellaneous word temporary variable.</text:p>
      <text:h text:style-name="Heading_20_3" text:outline-level="3">Compiler constant symbols</text:h>
      <text:p text:style-name="P10"><text:span text:style-name="T21">ticks_per_sec</text:span> is the approximate number of timer 0 overflows per second.</text:p>
      <text:p text:style-name="P10"><text:span text:style-name="T21">lcd_fade_time</text:span> is the number of timer 0 overflows to wait before beginning to fade the LCD.</text:p>
      <text:p text:style-name="P10"><text:span text:style-name="T21">pot_eps</text:span> is a small value, below which any potentiometer readings are essentially <text:span text:style-name="T21">0</text:span>.</text:p>
      <text:p text:style-name="P10"><text:span text:style-name="T21">start_screen</text:span>, <text:span text:style-name="T21">start_countdown</text:span>, <text:span text:style-name="T21">reset_pot</text:span>, <text:span text:style-name="T21">find_pot</text:span>, <text:span text:style-name="T21">find_code</text:span>, <text:span text:style-name="T21">enter_code</text:span>, <text:span text:style-name="T21">game_complete</text:span> and <text:span text:style-name="T21">timeout</text:span> are given the values <text:span text:style-name="T21">0</text:span> through <text:span text:style-name="T21">7</text:span>.</text:p>
      <text:h text:style-name="Heading_20_3" text:outline-level="3">Data segment variables</text:h>
      <text:p text:style-name="P10"><text:span text:style-name="T21">diff_time</text:span> is a byte that stores the number of seconds the user has to find the correct potentiometer position in the current difficulty.</text:p>
      <text:p text:style-name="P10"><text:span text:style-name="T21">diff_level</text:span> is a character that stores the current difficulty level (<text:span text:style-name="T21">'A'</text:span> to <text:span text:style-name="T21">'D'</text:span>).</text:p>
      <text:p text:style-name="P10"><text:span text:style-name="T21">timer_cd</text:span> is word that stores the number of timer 0 overflow interrupts until a second has passed.</text:p>
      <text:p text:style-name="P10"><text:span text:style-name="T21">timer_cnt</text:span> is a byte that stores the number of seconds left on the timer.</text:p>
      <text:p text:style-name="P10"><text:span text:style-name="T21">pot_cd</text:span> is a word that stores that number of timer 0 overflow interrupts remaining until the potentiometer has been held in the correct position for long enough.</text:p>
      <text:p text:style-name="P10"><text:span text:style-name="T21">pot_targ</text:span> is a word that stores the secret target value for the potentiometer.</text:p>
      <text:p text:style-name="P10"><text:span text:style-name="T21">key_targ</text:span> is a character that stores the secret target value for the keypad.</text:p>
      <text:p text:style-name="P10"><text:span text:style-name="T21">key_cd</text:span> is a word that stores the number of timer 0 overflow interrupts remaining until the secret key has been held for long enough.</text:p>
      <text:p text:style-name="P10"><text:span text:style-name="T21">key_code</text:span> is 3 characters that stores the 3 letter code.</text:p>
      <text:p text:style-name="P10"><text:span text:style-name="T21">strobe_cd</text:span> is a word that stores the number of timer 0 overflow interrupts remaining until the strobe should be toggled.</text:p>
      <text:p text:style-name="P10"><text:span text:style-name="T21">lcd_off_cd</text:span> is a word that stores the number of timer 0 overflow interrupts remaining until the lcd should begin fading.</text:p>
      <text:p text:style-name="P10"><text:span text:style-name="T21">random_timer</text:span> is a byte that increments on each timer 0 overflow interrupt and is used to seed the random number generator.</text:p>
      <text:h text:style-name="Heading_20_3" text:outline-level="3">Program memory constants</text:h>
      <text:p text:style-name="P11">The fixed display strings, as specified in the project specifications, are stored as program memory constants. In addition, strings to display <text:span text:style-name="T33">each</text:span> difficulty level, <text:span text:style-name="T21">“ (?)”</text:span> <text:span text:style-name="T33">(with </text:span><text:span text:style-name="T28">?</text:span><text:span text:style-name="T33"> replaced by the </text:span><text:soft-page-break/><text:span text:style-name="T33">difficulty level as a character) </text:span>are also stored as program memory constants.</text:p>
      <text:h text:style-name="P3" text:outline-level="2"><text:bookmark-start text:name="__RefHeading__707_235547973"/>Modules<text:bookmark-end text:name="__RefHeading__707_235547973"/></text:h>
      <text:p text:style-name="P7">The interface to the following helper files is described under 'Modules'. <text:span text:style-name="T31">The algorithms used are described in 'Algorithms'. </text:span>In this section, the <text:span text:style-name="T31">data structures used are described.</text:span></text:p>
      <text:h text:style-name="Heading_20_3" text:outline-level="3"><text:bookmark-start text:name="__RefHeading__709_235547973"/>keypad-util.asm<text:bookmark-end text:name="__RefHeading__709_235547973"/></text:h>
      <text:p text:style-name="Text_20_body"><text:span text:style-name="T21">pressed_char</text:span> is a character storing the last pressed character for debouncing purposes.</text:p>
      <text:p text:style-name="Text_20_body"><text:span text:style-name="T21">key_db</text:span> is a byte storing the remaining debounce duration.</text:p>
      <text:h text:style-name="Heading_20_3" text:outline-level="3"><text:bookmark-start text:name="__RefHeading__711_235547973"/>lcd-fader.asm<text:bookmark-end text:name="__RefHeading__711_235547973"/></text:h>
      <text:p text:style-name="Text_20_body">LCD fading implicitly stores the LCD brightness in the compare interrupt value for timer 1.</text:p>
      <text:h text:style-name="Heading_20_3" text:outline-level="3"><text:bookmark-start text:name="__RefHeading__713_235547973"/>pot-util.asm<text:bookmark-end text:name="__RefHeading__713_235547973"/></text:h>
      <text:p text:style-name="Text_20_body"><text:span text:style-name="T21">pot</text:span> is a word that stores the potentiometer reading.</text:p>
      <text:p text:style-name="Text_20_body"><text:span text:style-name="T21">potav</text:span> is a boolean which stores whether a new potentiometer reading is available.</text:p>
      <text:h text:style-name="Heading_20_3" text:outline-level="3"><text:bookmark-start text:name="__RefHeading__715_235547973"/>rand.asm<text:bookmark-end text:name="__RefHeading__715_235547973"/></text:h>
      <text:p text:style-name="Text_20_body"><text:span text:style-name="T21">rand_cur</text:span> is a byte that stores the current random value for use in the linear congruential generator.</text:p>
      <text:h text:style-name="Heading_20_3" text:outline-level="3"><text:bookmark-start text:name="__RefHeading__717_235547973"/>speaker-util.asm<text:bookmark-end text:name="__RefHeading__717_235547973"/></text:h>
      <text:p text:style-name="Text_20_body"><text:span text:style-name="T21">speaker_what</text:span> is a byte that stores <text:span text:style-name="T21">0</text:span> or <text:span text:style-name="T21">1</text:span> for whether the pin is currently high or low.</text:p>
      <text:p text:style-name="Text_20_body"><text:span text:style-name="T21">speaker_len</text:span> is a <text:span text:style-name="T18">word that stores the remaining speaking duration.</text:span></text:p>
      <text:h text:style-name="Heading_20_1" text:outline-level="1"><text:bookmark-start text:name="__RefHeading__587_235547973"/><text:bookmark-start text:name="__RefHeading__591_235547973"/>Algorithms<text:bookmark-end text:name="__RefHeading__587_235547973"/><text:bookmark-end text:name="__RefHeading__591_235547973"/></text:h>
      <text:h text:style-name="Heading_20_2" text:outline-level="2"><text:bookmark-start text:name="__RefHeading__719_235547973"/>cracker.asm<text:bookmark-end text:name="__RefHeading__719_235547973"/></text:h>
      <text:p text:style-name="P12">Le todo</text:p>
      <text:h text:style-name="Heading_20_2" text:outline-level="2"><text:bookmark-start text:name="__RefHeading__721_235547973"/>Modules<text:bookmark-end text:name="__RefHeading__721_235547973"/></text:h>
      <text:p text:style-name="Text_20_body">The interface to the following helper files is described under 'Modules'. <text:span text:style-name="T31">The data structures used are described in 'Data Structures'. </text:span>In this section, the non-trivial algorithms used in the helper files are described.</text:p>
      <text:h text:style-name="Heading_20_3" text:outline-level="3"><text:bookmark-start text:name="__RefHeading__723_235547973"/>keypad-util.asm<text:bookmark-end text:name="__RefHeading__723_235547973"/></text:h>
      <text:p text:style-name="Text_20_body"><text:span text:style-name="T21">read_key</text:span> is implemented simply by looping over each row of the keypad and then over the columns of that row.</text:p>
      <text:p text:style-name="Text_20_body"><text:soft-page-break/><text:span text:style-name="T21">read_key_db</text:span> implements debouncing by storing the last key pressed, and keeping a counter of how many times a different key or no key needs to be pressed to register new key presses. Once the counter reaches 0, new key presses will be registered.</text:p>
      <text:h text:style-name="Heading_20_3" text:outline-level="3"><text:bookmark-start text:name="__RefHeading__725_235547973"/>lcd-fader.asm<text:bookmark-end text:name="__RefHeading__725_235547973"/></text:h>
      <text:p text:style-name="Text_20_body">LCD brightness is implemented by turning the LCD on and off, but at small intervals so that the LCD appears to just be dimmer. The greater the proportion of time the LCD is on, the brighter it appears.</text:p>
      <text:p text:style-name="Text_20_body">Specifically, <text:span text:style-name="T21">set_lcd_level</text:span> sets the proportion of each timer 1 overflow that the LCD will be on. If the level is 5 or lower, the brightness is effectively 0 so the LCD is turned off. Otherwise, each time timer 1 overflows, the LCD is turned on. And each time timer 1 reaches the set level, the LCD is turned off. (Thus a higher LCD brightness level will cause the LCD to be on for a larger proportion of each overflow.)</text:p>
      <text:h text:style-name="Heading_20_3" text:outline-level="3"><text:bookmark-start text:name="__RefHeading__727_235547973"/>lcd-util.asm<text:bookmark-end text:name="__RefHeading__727_235547973"/></text:h>
      <text:p text:style-name="Text_20_body"><text:span text:style-name="T21">print_int</text:span> is implemented by printing each digit in order: the hundreds digit, then the tens digit then the ones digit, taking care to ignore leading 0s but not non-leading 0s.</text:p>
      <text:h text:style-name="Heading_20_3" text:outline-level="3"><text:bookmark-start text:name="__RefHeading__729_235547973"/>pot-util.asm<text:bookmark-end text:name="__RefHeading__729_235547973"/></text:h>
      <text:p text:style-name="P4"><text:span text:style-name="T21">pot_handler</text:span> is <text:span text:style-name="T34">the</text:span> <text:span text:style-name="T34">interrupt service routine for</text:span> the ADC read complete interrupt. It stores potentiometer <text:span text:style-name="T34">readings</text:span> and <text:span text:style-name="T34">w</text:span>hether a new <text:span text:style-name="T34">reading</text:span> is available. Then, <text:span text:style-name="T21">pot_read</text:span> simply returns <text:span text:style-name="T34">the value of the</text:span> new read<text:span text:style-name="T34">ing</text:span> if one is available (and an invalid value otherwise) and then requests a new reading if needed.</text:p>
      <text:h text:style-name="Heading_20_3" text:outline-level="3"><text:bookmark-start text:name="__RefHeading__731_235547973"/>rand.asm<text:bookmark-end text:name="__RefHeading__731_235547973"/></text:h>
      <text:p text:style-name="Text_20_body"><text:span text:style-name="T21">rand</text:span> is implemented using a simple linear congruential generator. To create different starting values, the generator is seeded with a timer value when the user begins a new game. Since the timer overflows very often, the seed value is generally random enough.</text:p>
      <text:h text:style-name="Heading_20_3" text:outline-level="3"><text:bookmark-start text:name="__RefHeading__733_235547973"/>speaker-util.asm<text:bookmark-end text:name="__RefHeading__733_235547973"/></text:h>
      <text:p text:style-name="Text_20_body">Speakers are implemented by simply storing the remaining <text:span text:style-name="T34">beep duration</text:span>. <text:span text:style-name="T21">speaker_set_len</text:span> sets the remaining duration. Then, <text:span text:style-name="T21">speaker_speak</text:span> is run <text:span text:style-name="T34">on each</text:span> timer0 overflow <text:span text:style-name="T34">interrupt</text:span> <text:span text:style-name="T17">and switches the pin only if the current beep is not complete</text:span>.</text:p>
      <text:h text:style-name="Heading_20_1" text:outline-level="1"><text:bookmark-start text:name="__RefHeading__589_235547973"/>Modules<text:bookmark-end text:name="__RefHeading__589_235547973"/></text:h>
      <text:p text:style-name="Text_20_body"><text:bookmark-start text:name="__RefHeading__589_2355479732"/><text:bookmark-start text:name="__RefHeading__589_2355479731"/>In addition to the main file, a number of helper files define function<text:span text:style-name="T3">s, macros and interrupt service routines </text:span>to interact with the AVR board's inputs and outputs. <text:span text:style-name="T2">Only functions, macros and interrupt service routines used in </text:span><text:span text:style-name="T22">cracker.asm</text:span><text:span text:style-name="T2"> are described.</text:span><text:bookmark-end text:name="__RefHeading__589_2355479732"/><text:bookmark-end text:name="__RefHeading__589_2355479731"/></text:p>
      <text:p text:style-name="Text_20_body">Macro arguments are referred to as <text:span text:style-name="T21">@x</text:span> (as in avr assembly). <text:span text:style-name="T23">a:b</text:span><text:span text:style-name="T15"> represents a pair of registers representing a word, where </text:span><text:span text:style-name="T23">a</text:span><text:span text:style-name="T15"> is the more significant byte.</text:span></text:p>
      <text:h text:style-name="Heading_20_3" text:outline-level="3"><text:bookmark-start text:name="__RefHeading__735_235547973"/><text:soft-page-break/>keypad-util.asm<text:bookmark-end text:name="__RefHeading__735_235547973"/></text:h>
      <text:p text:style-name="Text_20_body"><text:span text:style-name="T21">keypad_init</text:span> (macro): Initialises the keypad.</text:p>
      <text:p text:style-name="Text_20_body"><text:span text:style-name="T21">read_key</text:span> (function): Returns a key which is currently pressed as a character in <text:span text:style-name="T21">r16</text:span>. If no key is pressed, it returns <text:span text:style-name="T21">'?'</text:span>.</text:p>
      <text:p text:style-name="Text_20_body"><text:span text:style-name="T21">read_key_db</text:span> (function): Returns a key which is currently pressed as a character in <text:span text:style-name="T21">r16</text:span> with debouncing. If no key is pressed (or not pressed enough to pass debouncing) it returns <text:span text:style-name="T21">'?'</text:span>.</text:p>
      <text:h text:style-name="Heading_20_3" text:outline-level="3"><text:bookmark-start text:name="__RefHeading__737_235547973"/>lcd-fader.asm<text:bookmark-end text:name="__RefHeading__737_235547973"/></text:h>
      <text:p text:style-name="Text_20_body"><text:span text:style-name="T21">lcd_fade_init</text:span> (macro): Sets up the LCD for fading.</text:p>
      <text:p text:style-name="Text_20_body"><text:span text:style-name="T21">set_lcd_level</text:span> (function): Sets the brightness level of the lcd based on <text:span text:style-name="T21">r16</text:span>. When <text:span text:style-name="T21">r16</text:span> is <text:span text:style-name="T21">0x00</text:span> brightness is lowest, when <text:span text:style-name="T21">r16</text:span> is <text:span text:style-name="T21">0xff</text:span> brightness is highest.</text:p>
      <text:p text:style-name="Text_20_body"><text:span text:style-name="T21">ovf1handler</text:span> (interrupt service routine): <text:span text:style-name="T34">Interrupt service routine</text:span> for timer 1 overflow interrupt for LCD fading.</text:p>
      <text:p text:style-name="Text_20_body"><text:span text:style-name="T21">oc1ahandler</text:span> (interrupt service routine): <text:span text:style-name="T34">Interrupt service routine</text:span> for timer 1 compare match interrupt for LCD fading.</text:p>
      <text:h text:style-name="Heading_20_3" text:outline-level="3"><text:bookmark-start text:name="__RefHeading__739_235547973"/>lcd-util.asm<text:bookmark-end text:name="__RefHeading__739_235547973"/></text:h>
      <text:p text:style-name="Text_20_body"><text:span text:style-name="T21">do_lcd_data</text:span> (macro): Prints <text:span text:style-name="T15">immediate character </text:span><text:span text:style-name="T23">@0</text:span> to the LCD.</text:p>
      <text:p text:style-name="Text_20_body"><text:span text:style-name="T21">lcd_row2</text:span> (macro): Moves printing on the LCD to the second row.</text:p>
      <text:p text:style-name="Text_20_body"><text:span text:style-name="T21">lcd_clear</text:span> (macro): Clears the LCD (and moves printing to the first row<text:span text:style-name="T4">)</text:span>.</text:p>
      <text:p text:style-name="Text_20_body"><text:span text:style-name="T21">lcd_init</text:span> (macro): Initialises the LCD.</text:p>
      <text:p text:style-name="Text_20_body"><text:span text:style-name="T21">rip</text:span> (function): Prints <text:span text:style-name="T21">'*'</text:span> and infinite loops. Should never be called.</text:p>
      <text:p text:style-name="Text_20_body"><text:span text:style-name="T21">print_int</text:span> (function): Prints <text:span text:style-name="T21">r16</text:span> as an integer to the LCD.</text:p>
      <text:h text:style-name="Heading_20_3" text:outline-level="3"><text:bookmark-start text:name="__RefHeading__741_235547973"/>led-util.asm<text:bookmark-end text:name="__RefHeading__741_235547973"/></text:h>
      <text:p text:style-name="Text_20_body"><text:span text:style-name="T21">set_led</text:span> (macro): Displays the lowest 10 bits of <text:span text:style-name="T15">immediate </text:span><text:span text:style-name="T23">@0</text:span> on the LEDs. An LED is turned on if the corresponding bit is set (if the bit is <text:span text:style-name="T21">1</text:span>). The most significant bit is displayed on the top LED.</text:p>
      <text:h text:style-name="Heading_20_3" text:outline-level="3"><text:bookmark-start text:name="__RefHeading__743_235547973"/>motor-util.asm<text:bookmark-end text:name="__RefHeading__743_235547973"/></text:h>
      <text:p text:style-name="Text_20_body"><text:span text:style-name="T21">motor_init</text:span> (macro): Initialises the motor.</text:p>
      <text:p text:style-name="Text_20_body"><text:span text:style-name="T21">set_motor_speed</text:span> (macro): Turns the motor off if <text:span text:style-name="T15">immediate </text:span><text:span text:style-name="T23">@0</text:span> is <text:span text:style-name="T21">0</text:span>, otherwise turns the motor to full speed.</text:p>
      <text:h text:style-name="Heading_20_3" text:outline-level="3"><text:bookmark-start text:name="__RefHeading__745_235547973"/>pb-util.asm<text:bookmark-end text:name="__RefHeading__745_235547973"/></text:h>
      <text:p text:style-name="Text_20_body"><text:span text:style-name="T21">ispb0</text:span> (macro): Sets the Z flag to <text:span text:style-name="T21">1</text:span> if push-button 0 is pressed. Otherwise sets it to <text:span text:style-name="T21">0</text:span>.</text:p>
      <text:p text:style-name="Text_20_body"><text:span text:style-name="T21">ispb1</text:span> (macro): Sets the Z flag to <text:span text:style-name="T21">1</text:span> if push-button 1 is pressed. Otherwise sets it to <text:span text:style-name="T21">0</text:span>.</text:p>
      <text:p text:style-name="Text_20_body"><text:soft-page-break/><text:span text:style-name="T21">is_any_keys</text:span> (function): Sets the Z flag to <text:span text:style-name="T21">1</text:span> if push-button 1 is pressed or any key on the keypad is pressed. Otherwise sets it to <text:span text:style-name="T21">0</text:span>.</text:p>
      <text:h text:style-name="Heading_20_3" text:outline-level="3"><text:bookmark-start text:name="__RefHeading__747_235547973"/>pot-util.asm<text:bookmark-end text:name="__RefHeading__747_235547973"/></text:h>
      <text:p text:style-name="Text_20_body"><text:span text:style-name="T21">pot_req</text:span> (function): Initialises the potentiometer. (Used internally to request a reading from the potentiometer.)</text:p>
      <text:p text:style-name="Text_20_body"><text:span text:style-name="T21">pot_read</text:span> (function): Returns the potentiometer reading in <text:span text:style-name="T21">r17:r16</text:span>. If no reading is available, it returns <text:span text:style-name="T21">0xffff</text:span>.</text:p>
      <text:p text:style-name="Text_20_body"><text:span text:style-name="T21">pot_handler</text:span> (interrupt service routine): <text:span text:style-name="T34">Interrupt service routine for ADC read complete interrupt for reading the potentiometer.</text:span></text:p>
      <text:h text:style-name="Heading_20_3" text:outline-level="3"><text:bookmark-start text:name="__RefHeading__749_235547973"/>print-string.asm<text:bookmark-end text:name="__RefHeading__749_235547973"/></text:h>
      <text:p text:style-name="Text_20_body"><text:span text:style-name="T21">puts</text:span> (macro): Prints the string at <text:span text:style-name="T15">immediate </text:span>program memory <text:span text:style-name="T7">word</text:span><text:span text:style-name="T11"> address </text:span><text:span text:style-name="T24">@0</text:span><text:span text:style-name="T11"> to the LCD.</text:span></text:p>
      <text:h text:style-name="Heading_20_3" text:outline-level="3"><text:bookmark-start text:name="__RefHeading__751_235547973"/>rand.asm<text:bookmark-end text:name="__RefHeading__751_235547973"/></text:h>
      <text:p text:style-name="Text_20_body"><text:span text:style-name="T21">srand</text:span> (macro): Seeds the random number generator with<text:span text:style-name="T13"> </text:span><text:span text:style-name="T25">r16</text:span><text:span text:style-name="T13">.</text:span></text:p>
      <text:p text:style-name="Text_20_body"><text:span text:style-name="T21">rand</text:span> (function): Returns a pseudo-random 8-bit integer in <text:span text:style-name="T21">r16</text:span>.</text:p>
      <text:p text:style-name="Text_20_body"><text:span text:style-name="T21">rand_char</text:span> (function): Returns a (pseudo-)random character on the keypad.</text:p>
      <text:h text:style-name="Heading_20_3" text:outline-level="3">speaker-util.asm</text:h>
      <text:p text:style-name="Text_20_body"><text:span text:style-name="T21">speaker_init</text:span> (macro): Initialises the speaker.</text:p>
      <text:p text:style-name="Text_20_body"><text:span text:style-name="T21">speaker_speak</text:span> (macro): <text:span text:style-name="T17">Switches the speaker pin between high and low while the current beep is not completed.</text:span></text:p>
      <text:p text:style-name="Text_20_body"><text:span text:style-name="T21">speaker_set_len</text:span> (macro): <text:span text:style-name="T17">Sets the remaining beep duration.</text:span></text:p>
      <text:h text:style-name="Heading_20_3" text:outline-level="3"><text:bookmark-start text:name="__RefHeading__755_235547973"/>util.asm<text:bookmark-end text:name="__RefHeading__755_235547973"/></text:h>
      <text:p text:style-name="Text_20_body"><text:span text:style-name="T21">read_word</text:span> (macro): <text:span text:style-name="T14">reads a word from immediate data memory address </text:span><text:span text:style-name="T26">@2</text:span><text:span text:style-name="T14"> to registers </text:span><text:span text:style-name="T26">@0:@1</text:span><text:span text:style-name="T14">.</text:span></text:p>
      <text:p text:style-name="Text_20_body"><text:span text:style-name="T21">write_word</text:span> (macro): writes a word from registers <text:span text:style-name="T21">@0:@1</text:span> to <text:span text:style-name="T15">immediate </text:span>data memory address <text:span text:style-name="T21">@2</text:span>.</text:p>
      <text:p text:style-name="Text_20_body"><text:span text:style-name="T21">write_const_word</text:span> (macro): writes immediate word <text:span text:style-name="T21">@1</text:span> to immediate data memory address <text:span text:style-name="T21">@2</text:span>.</text:p>
      <text:p text:style-name="Text_20_body"><text:span text:style-name="T21">subi_word</text:span> (macro): subtracts immediate byte <text:span text:style-name="T21">@2</text:span> from registers <text:span text:style-name="T21">@0:@1</text:span>. Neither register can be <text:span text:style-name="T21">r16</text:span>.</text:p>
      <text:p text:style-name="Text_20_body"><text:span text:style-name="T21">dec_word</text:span> (macro): decrement from registers <text:span text:style-name="T21">@0:@1</text:span>. Neither register can be <text:span text:style-name="T21">r16</text:span>.</text:p>
      <text:p text:style-name="Text_20_body"><text:span text:style-name="T21">def_string</text:span> (macro): places immediate string <text:span text:style-name="T21">@0</text:span> in program memory with correct pad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13:03:44.872593411</meta:creation-date>
    <meta:editing-duration>PT16H40M37S</meta:editing-duration>
    <meta:editing-cycles>25</meta:editing-cycles>
    <meta:generator>LibreOffice/4.2.8.2$Linux_X86_64 LibreOffice_project/420m0$Build-2</meta:generator>
    <dc:date>2016-06-02T11:33:50.825783499</dc:date>
    <meta:document-statistic meta:table-count="0" meta:image-count="2" meta:object-count="0" meta:page-count="7" meta:paragraph-count="135" meta:word-count="1879" meta:character-count="11610" meta:non-whitespace-character-count="9866"/>
  </office:meta>
</office:document-meta>
</file>